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2cm" fo:min-width="0cm"/>
    </style:style>
    <style:style style:name="gr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19cm"/>
    </style:style>
    <style:style style:name="gr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39cm"/>
    </style:style>
    <style:style style:name="gr6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019cm"/>
    </style:style>
    <style:style style:name="gr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276cm" fo:min-width="7.704cm"/>
    </style:style>
    <style:style style:name="gr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1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84cm"/>
    </style:style>
    <style:style style:name="gr1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77cm"/>
    </style:style>
    <style:style style:name="gr1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72cm"/>
    </style:style>
    <style:style style:name="gr1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2.858cm"/>
    </style:style>
    <style:style style:name="gr1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86cm" fo:min-width="6.188cm"/>
    </style:style>
    <style:style style:name="gr1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546cm" fo:min-width="0.435cm"/>
    </style:style>
    <style:style style:name="gr16" style:family="graphic" style:parent-style-name="standard">
      <style:graphic-properties svg:stroke-color="#0066b3" draw:fill-color="#0066b3" draw:opacity="50%" draw:textarea-horizontal-align="justify" draw:textarea-vertical-align="middle" draw:auto-grow-height="false" fo:min-height="0.498cm" fo:min-width="0.43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0.5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951cm" style:use-optimal-column-width="false"/>
    </style:style>
    <style:style style:name="co5" style:family="table-column">
      <style:table-column-properties style:column-width="4.859cm" style:use-optimal-column-width="false"/>
    </style:style>
    <style:style style:name="co6" style:family="table-column">
      <style:table-column-properties style:column-width="4.681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626cm"/>
    </style:style>
    <style:style style:name="ro3" style:family="table-row">
      <style:table-row-properties style:row-height="1.627cm"/>
    </style:style>
    <style:style style:name="ro4" style:family="table-row">
      <style:table-row-properties style:row-height="1.763cm"/>
    </style:style>
    <style:style style:name="ro5" style:family="table-row">
      <style:table-row-properties style:row-height="2.04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text-properties fo:font-size="32pt" style:font-size-asian="32pt" style:font-size-complex="3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aa61a" draw:opacity="50%"/>
      <style:paragraph-properties fo:text-align="center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40pt" style:font-size-asian="36pt" style:font-size-complex="40pt"/>
    </style:style>
    <style:style style:name="P10" style:family="paragraph">
      <loext:graphic-properties draw:fill-color="#0066b3" draw:opacity="50%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40pt" style:font-size-asian="36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azzo choic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ichel J.C.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meter se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2.125cm" svg:height="7.027cm" svg:x="0.618cm" svg:y="5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MB regime</text:p>
              </table:table-cell>
              <table:table-cell>
                <text:p text:style-name="P3"># MB events</text:p>
              </table:table-cell>
              <table:table-cell>
                <text:p text:style-name="P3">q</text:p>
              </table:table-cell>
              <table:table-cell>
                <text:p text:style-name="P3">nu</text:p>
              </table:table-cell>
            </table:table-row>
            <table:table-row table:style-name="ro2" table:default-cell-style-name="ce2">
              <table:table-cell>
                <text:p text:style-name="P4">Few intense MB events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T / 2</text:p>
              </table:table-cell>
            </table:table-row>
            <table:table-row table:style-name="ro2" table:default-cell-style-name="ce2">
              <table:table-cell>
                <text:p text:style-name="P4">Intermediate</text:p>
              </table:table-cell>
              <table:table-cell>
                <text:p text:style-name="P4">4</text:p>
              </table:table-cell>
              <table:table-cell>
                <text:p text:style-name="P4">0.5</text:p>
              </table:table-cell>
              <table:table-cell>
                <text:p text:style-name="P4">T / 4</text:p>
              </table:table-cell>
            </table:table-row>
            <table:table-row table:style-name="ro3" table:default-cell-style-name="ce2">
              <table:table-cell>
                <text:p text:style-name="P4">Many weak MB events</text:p>
              </table:table-cell>
              <table:table-cell>
                <text:p text:style-name="P4">8</text:p>
              </table:table-cell>
              <table:table-cell>
                <text:p text:style-name="P4">0.25</text:p>
              </table:table-cell>
              <table:table-cell>
                <text:p text:style-name="P4">T / 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presentation:style-name="pr4" draw:layer="layout" svg:width="26cm" svg:height="2.5cm" svg:x="0.966cm" svg:y="1cm" presentation:class="title" presentation:user-transformed="true">
          <draw:text-box>
            <text:p><text:span text:style-name="T1">MBD regime</text:span> vs nu &amp; q</text:p>
          </draw:text-box>
        </draw:frame>
        <draw:frame draw:style-name="gr3" draw:text-style-name="P5" draw:layer="layout" svg:width="13.035cm" svg:height="2.542cm" svg:x="0.631cm" svg:y="12.726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4" draw:text-style-name="P6" draw:layer="layout" svg:width="1.019cm" svg:height="0.891cm" svg:x="0.802cm" svg:y="12.7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39cm" svg:height="0.891cm" svg:x="7.113cm" svg:y="1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19cm" svg:height="0.891cm" svg:x="2.331cm" svg:y="13.5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204cm" svg:height="1.526cm" svg:x="0.705cm" svg:y="1.97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035cm" svg:height="2.542cm" svg:x="14.153cm" svg:y="12.702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8" draw:text-style-name="P6" draw:layer="layout" svg:width="1.771cm" svg:height="0.891cm" svg:x="15.464cm" svg:y="12.70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9.539cm" svg:height="7.333cm" svg:x="0.618cm" svg:y="5.1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7">nu</text:p>
              </table:table-cell>
              <table:table-cell>
                <text:p text:style-name="P7">q</text:p>
              </table:table-cell>
            </table:table-row>
            <table:table-row table:style-name="ro4" table:default-cell-style-name="ce4">
              <table:table-cell>
                <text:p text:style-name="P8">T / 2</text:p>
              </table:table-cell>
              <table:table-cell>
                <text:p text:style-name="P8">1</text:p>
              </table:table-cell>
            </table:table-row>
            <table:table-row table:style-name="ro4" table:default-cell-style-name="ce4">
              <table:table-cell>
                <text:p text:style-name="P8">T / 4</text:p>
              </table:table-cell>
              <table:table-cell>
                <text:p text:style-name="P8">0.5</text:p>
              </table:table-cell>
            </table:table-row>
            <table:table-row table:style-name="ro5" table:default-cell-style-name="ce4">
              <table:table-cell>
                <text:p text:style-name="P8">T / 8</text:p>
              </table:table-cell>
              <table:table-cell>
                <text:p text:style-name="P8">0.2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draw:style-name="gr9" draw:text-style-name="P9" draw:layer="layout" svg:width="16.021cm" svg:height="1.894cm" svg:x="10.585cm" svg:y="5.219cm">
          <draw:text-box>
            <text:p><text:span text:style-name="T2">In all 9 combinations</text:span></text:p>
          </draw:text-box>
        </draw:frame>
        <draw:frame presentation:style-name="pr4" draw:layer="layout" svg:width="26cm" svg:height="2.5cm" svg:x="0.983cm" svg:y="1cm" presentation:class="title" presentation:user-transformed="true">
          <draw:text-box>
            <text:p>MBD regime vs <text:span text:style-name="T1">nu &amp; q</text:span></text:p>
          </draw:text-box>
        </draw:frame>
        <draw:frame draw:style-name="gr3" draw:text-style-name="P5" draw:layer="layout" svg:width="26.216cm" svg:height="2.542cm" svg:x="0.631cm" svg:y="12.725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0" draw:text-style-name="P6" draw:layer="layout" svg:width="1.784cm" svg:height="0.891cm" svg:x="1.906cm" svg:y="12.72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035cm" svg:height="2.542cm" svg:x="14.154cm" svg:y="12.701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1" draw:text-style-name="P6" draw:layer="layout" svg:width="1.077cm" svg:height="0.891cm" svg:x="14.337cm" svg:y="12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572cm" svg:height="0.891cm" svg:x="20.284cm" svg:y="12.7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358cm" svg:height="0.891cm" svg:x="15.988cm" svg:y="13.4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ameter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BD parameters: lambda, mu, nu, q</text:p>
              </text:list-item>
              <text:list-item>
                <text:p>Compound parameters: # taxa, % extinct taxa, MBD regime</text:p>
              </text:list-item>
              <text:list-item>
                <text:p/>
              </text:list-item>
              <text:list-item>
                <text:p>Choices, <text:span text:style-name="T1">in this order</text:span>:</text:p>
              </text:list-item>
            </text:list>
            <text:list text:style-name="L4">
              <text:list-item>
                <text:p>MBD regime vs nu &amp; q</text:p>
              </text:list-item>
              <text:list-item>
                <text:p>% extinct vs mu</text:p>
              </text:list-item>
              <text:list-item>
                <text:p># taxa vs lambda</text:p>
              </text:list-item>
            </text:list>
          </draw:text-box>
        </draw:frame>
        <draw:custom-shape draw:style-name="gr14" draw:text-style-name="P6" draw:layer="layout" svg:width="6.688cm" svg:height="1.136cm" svg:x="1.541cm" svg:y="12.4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35cm" svg:height="0.796cm" svg:x="2.753cm" svg:y="19.34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572cm" svg:height="0.988cm" svg:x="3.447cm" svg:y="19.251cm">
          <draw:text-box>
            <text:p><text:s/>= Richel’s favorite</text:p>
          </draw:text-box>
        </draw:frame>
        <draw:custom-shape draw:style-name="gr16" draw:text-style-name="P10" draw:layer="layout" svg:width="0.939cm" svg:height="0.748cm" svg:x="10.377cm" svg:y="19.34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7.444cm" svg:height="0.988cm" svg:x="11.124cm" svg:y="19.201cm">
          <draw:text-box>
            <text:p><text:s/>= Giovanni’s favori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% extinct vs m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59:18.029717706</meta:creation-date>
    <meta:editing-duration>PT55M42S</meta:editing-duration>
    <meta:editing-cycles>41</meta:editing-cycles>
    <meta:generator>LibreOffice/5.4.6.2$Linux_X86_64 LibreOffice_project/40m0$Build-2</meta:generator>
    <dc:date>2018-12-12T11:05:30.223688950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